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cm" fo:min-width="1.3cm"/>
    </style:style>
    <style:style style:name="gr2" style:family="graphic" style:parent-style-name="standard">
      <style:graphic-properties svg:stroke-color="#000000" draw:fill-color="#81d41a" draw:textarea-horizontal-align="justify" draw:textarea-vertical-align="middle" draw:auto-grow-height="false" fo:min-height="0.25cm" fo:min-width="0.7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25cm" fo:min-width="0.7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0.7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637cm" fo:min-width="1.7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174cm" fo:min-width="0cm" fo:padding-top="0.139cm" fo:padding-bottom="0.139cm" fo:padding-left="0.264cm" fo:padding-right="0.264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92cm" fo:min-width="0.042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31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  <style:text-properties fo:font-size="6pt" style:font-size-asian="6pt" style:font-size-complex="6pt"/>
    </style:style>
    <style:style style:name="P3" style:family="paragraph">
      <loext:graphic-properties draw:fill-color="#b2b2b2"/>
      <style:paragraph-properties fo:text-align="center"/>
      <style:text-properties fo:font-size="6pt" style:font-size-asian="6pt" style:font-size-complex="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fo:text-align="center"/>
      <style:text-properties fo:font-size="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  <style:text-properties fo:font-size="6pt" style:font-size-asian="8pt" style:font-size-complex="8pt"/>
    </style:style>
    <style:style style:name="P9" style:family="paragraph">
      <loext:graphic-properties draw:fill="none" draw:fill-color="#ffffff"/>
      <style:paragraph-properties fo:text-align="center"/>
      <style:text-properties fo:font-size="6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style:font-name="Liberation Sans" fo:font-size="6pt" style:letter-kerning="true" style:font-name-asian="Droid Sans Fallback" style:font-size-asian="6pt" style:font-name-complex="Droid Sans Devanagari" style:font-size-complex="6pt"/>
    </style:style>
    <style:style style:name="T3" style:family="text">
      <style:text-properties fo:font-size="8pt"/>
    </style:style>
    <style:style style:name="T4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3.3cm" svg:x="3.4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cm" svg:x="6.7cm" svg:y="5.1cm">
          <text:p text:style-name="P1"><text:span text:style-name="T1">data[0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cm" svg:x="7.9cm" svg:y="5.1cm">
          <text:p text:style-name="P1"><text:span text:style-name="T1">data[1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cm" svg:x="9.1cm" svg:y="5.1cm">
          <text:p text:style-name="P1"><text:span text:style-name="T1">data[2]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2cm" svg:height="0.5cm" svg:x="10.9cm" svg:y="5.1cm">
          <text:p text:style-name="P1"><text:span text:style-name="T1">data[SI0-1]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0.5cm" svg:x="12.1cm" svg:y="5.1cm">
          <text:p text:style-name="P1"><text:span text:style-name="T2">data[SI0]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0.5cm" svg:x="13.3cm" svg:y="5.1cm">
          <text:p text:style-name="P1"><text:span text:style-name="T1">data[SI0+1]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cm" svg:height="0.5cm" svg:x="15.1cm" svg:y="5.1cm">
          <text:p text:style-name="P1"><text:span text:style-name="T2">data</text:span></text:p>
          <text:p text:style-name="P1"><text:span text:style-name="T2">[maxSI0-1]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3cm" svg:y1="5.1cm" svg:x2="10.9cm" svg:y2="5.1cm">
          <text:p/>
        </draw:line>
        <draw:line draw:style-name="gr4" draw:text-style-name="P4" draw:layer="layout" svg:x1="10.3cm" svg:y1="5.6cm" svg:x2="10.9cm" svg:y2="5.6cm">
          <text:p/>
        </draw:line>
        <draw:line draw:style-name="gr4" draw:text-style-name="P4" draw:layer="layout" svg:x1="14.5cm" svg:y1="5.1cm" svg:x2="15.1cm" svg:y2="5.1cm">
          <text:p/>
        </draw:line>
        <draw:line draw:style-name="gr4" draw:text-style-name="P4" draw:layer="layout" svg:x1="14.5cm" svg:y1="5.6cm" svg:x2="15.1cm" svg:y2="5.6cm">
          <text:p/>
        </draw:line>
        <draw:custom-shape draw:style-name="gr2" draw:text-style-name="P2" draw:layer="layout" svg:width="1.2cm" svg:height="0.5cm" svg:x="3.7cm" svg:y="3.4cm">
          <text:p text:style-name="P1"><text:span text:style-name="T1">SI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0.5cm" svg:x="3.7cm" svg:y="5.2cm">
          <text:p text:style-name="P1"><text:span text:style-name="T1">p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0.5cm" svg:x="3.7cm" svg:y="5.8cm">
          <text:p text:style-name="P1"><text:span text:style-name="T1">pMutex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8cm" svg:height="0.887cm" svg:x="3.19cm" svg:y="2.331cm">
          <draw:text-box>
            <text:p text:style-name="P1"><text:span text:style-name="T3">ObjectARRAY</text:span></text:p>
            <text:p text:style-name="P1"><text:span text:style-name="T3">instance</text:span></text:p>
          </draw:text-box>
        </draw:frame>
        <draw:line draw:style-name="gr7" draw:text-style-name="P4" draw:layer="layout" svg:x1="4.9cm" svg:y1="5.4cm" svg:x2="6.7cm" svg:y2="5.4cm">
          <text:p/>
        </draw:line>
        <draw:custom-shape draw:style-name="gr5" draw:text-style-name="P5" draw:layer="layout" svg:width="1.2cm" svg:height="0.5cm" svg:x="3.7cm" svg:y="4cm">
          <text:p text:style-name="P1"><text:span text:style-name="T1">minSI0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2cm" svg:height="0.5cm" svg:x="3.7cm" svg:y="4.6cm">
          <text:p text:style-name="P1"><text:span text:style-name="T1">maxSI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4cm" svg:height="0.6cm" svg:x="11.273cm" svg:y="5.9cm">
          <text:p/>
          <draw:enhanced-geometry svg:viewBox="0 0 21600 21600" draw:glue-points="10800 0 3163 3163 0 10800 3163 18437 10800 21600 18437 18437 21600 10800 18437 3163" draw:text-areas="3163 3163 18437 18437" draw:type="ring" draw:modifiers="2983.0282861896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" draw:text-style-name="P7" draw:layer="layout" svg:width="0.6cm" svg:height="0.6cm" svg:x="11.173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1.391cm" svg:height="0.727cm" svg:x="10.767cm" svg:y="6.75cm">
          <draw:text-box>
            <text:p text:style-name="P8">Mutex</text:p>
            <text:p text:style-name="P8">(<text:span text:style-name="T4">optional</text:span>)</text:p>
          </draw:text-box>
        </draw:frame>
        <draw:line draw:style-name="gr7" draw:text-style-name="P4" draw:layer="layout" svg:x1="4.9cm" svg:y1="6.05cm" svg:x2="11.05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13:38:54.122700150</meta:creation-date>
    <dc:date>2018-12-09T07:43:31.353439220</dc:date>
    <meta:editing-duration>PT20M38S</meta:editing-duration>
    <meta:editing-cycles>4</meta:editing-cycles>
    <meta:generator>LibreOffice/6.1.3.2$Linux_X86_64 LibreOffice_project/10$Build-2</meta:generator>
    <meta:document-statistic meta:object-count="23"/>
  </office:meta>
</office:document-meta>
</file>